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paragraph-rsid="001e469a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paragraph-rsid="001e469a"/>
    </style:style>
    <style:style style:name="P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1f96cb" officeooo:paragraph-rsid="001e469a" style:font-size-asian="14pt" style:font-weight-asian="bold" style:font-size-complex="14pt" style:font-weight-complex="bold"/>
    </style:style>
    <style:style style:name="P4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3ba116" officeooo:paragraph-rsid="003ba116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3ba116" officeooo:paragraph-rsid="003d72d2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3d72d2" officeooo:paragraph-rsid="003d72d2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03ba116" officeooo:paragraph-rsid="003ba116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Liberation Serif" fo:font-size="14pt" officeooo:paragraph-rsid="001e469a" style:font-size-asian="14pt" style:font-size-complex="14pt"/>
    </style:style>
    <style:style style:name="P9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style:text-underline-style="none" fo:font-weight="bold" officeooo:rsid="003ba116" officeooo:paragraph-rsid="003ba116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3ba116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3d72d2" style:font-weight-asian="bold" style:font-weight-complex="bold"/>
    </style:style>
    <style:style style:name="T4" style:family="text">
      <style:text-properties officeooo:rsid="0035202b"/>
    </style:style>
    <style:style style:name="T5" style:family="text">
      <style:text-properties officeooo:rsid="0036cd34"/>
    </style:style>
    <style:style style:name="T6" style:family="text">
      <style:text-properties officeooo:rsid="003ba116"/>
    </style:style>
    <style:style style:name="T7" style:family="text">
      <style:text-properties officeooo:rsid="003d72d2"/>
    </style:style>
    <style:style style:name="T8" style:family="text">
      <style:text-properties officeooo:rsid="003daccd"/>
    </style:style>
    <style:style style:name="T9" style:family="text">
      <style:text-properties officeooo:rsid="004113ad"/>
    </style:style>
    <style:style style:name="T10" style:family="text">
      <style:text-properties officeooo:rsid="00418d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Semaine <text:span text:style-name="T9">6</text:span></text:p>
      <text:p text:style-name="P1"><text:span text:style-name="T6">13 </text:span><text:span text:style-name="T4">au </text:span><text:span text:style-name="T5">1</text:span><text:span text:style-name="T6">7</text:span><text:span text:style-name="T4"> mai </text:span>2024</text:p>
      <text:p text:style-name="P2"/>
      <text:p text:style-name="P2"/>
      <text:p text:style-name="P2"/>
      <text:p text:style-name="P8"><text:span text:style-name="T1">Lundi </text:span><text:span text:style-name="T2">13</text:span><text:span text:style-name="T1"> </text:span><text:span text:style-name="T2">mai</text:span></text:p>
      <text:p text:style-name="P3"/>
      <text:p text:style-name="P3"/>
      <text:p text:style-name="P4">J’ai essayé de faire fonctionner ROS avec NS3 en agissant sur un topic ROS depuis NS3 sans succès.<text:line-break/><text:line-break/></text:p>
      <text:p text:style-name="P4"><text:line-break/><text:span text:style-name="T1">Mardi 14 mai</text:span></text:p>
      <text:p text:style-name="P9"/>
      <text:p text:style-name="P4"/>
      <text:p text:style-name="P4">J’ai terminé la doc de fonctionnement, et ensuite après notre entrevue j’ai continué à étudier le code source du module rosns3.</text:p>
      <text:p text:style-name="P4"/>
      <text:p text:style-name="P4"/>
      <text:p text:style-name="P4"/>
      <text:p text:style-name="P7">Mercredi 15 mai</text:p>
      <text:p text:style-name="P7"/>
      <text:p text:style-name="P7"/>
      <text:p text:style-name="P4">J’ai réalisé un script qui python dans mon package ROS qui envoie des messages via des sockets à NS3 qui les reçoit dans un autre script utilisant le module rosns3.</text:p>
      <text:p text:style-name="P4"/>
      <text:p text:style-name="P4"/>
      <text:p text:style-name="P4"/>
      <text:p text:style-name="P7">Jeudi 16 mai</text:p>
      <text:p text:style-name="P7"/>
      <text:p text:style-name="P7"/>
      <text:p text:style-name="P5">J’ai essayé de collecter les données de position des objets dans un fichier XML pour ensuite les utiliser dans Netanim mais le résultat est moyen. <text:span text:style-name="T7">Ensuite j’ai décidé de changer d’approche en envoyant les données sur des topics ROS /robotx_currentstate avec le Waypoint (position, velocity, acceleration) pour les </text:span><text:span text:style-name="T8">avoir</text:span><text:span text:style-name="T7"> ensuite dans NS3.</text:span></text:p>
      <text:p text:style-name="P5"/>
      <text:p text:style-name="P5"/>
      <text:p text:style-name="P5"/>
      <text:p text:style-name="P5"><text:span text:style-name="T3">Vendredi 17 mai</text:span><text:span text:style-name="T7"> </text:span></text:p>
      <text:p text:style-name="P5"/>
      <text:p text:style-name="P5"/>
      <text:p text:style-name="P6">J’ai réussi à envoyer les données Waypoint sur le topic via un script python après un peu de recherche dans le code source. <text:span text:style-name="T10">J’ai essayé de faire le fichier xm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5:14:56.060038323</meta:creation-date>
    <meta:generator>LibreOffice/7.3.7.2$Linux_X86_64 LibreOffice_project/30$Build-2</meta:generator>
    <dc:date>2024-05-17T16:12:54.959714121</dc:date>
    <meta:editing-duration>PT1H5M</meta:editing-duration>
    <meta:editing-cycles>29</meta:editing-cycles>
    <meta:document-statistic meta:table-count="0" meta:image-count="0" meta:object-count="0" meta:page-count="1" meta:paragraph-count="12" meta:word-count="174" meta:character-count="990" meta:non-whitespace-character-count="824"/>
  </office:meta>
</office:document-meta>
</file>